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style:text-properties style:font-name="Times New Roman"/>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Times New Roman"/>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Title" style:master-page-name="MP0" style:family="paragraph">
      <style:paragraph-properties fo:break-before="page"/>
    </style:style>
    <style:style style:name="P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office:automatic-styles>
  <office:body>
    <office:text text:use-soft-page-breaks="true">
      <text:p text:style-name="P1">Chipolata pudding (AH, 13-2009)</text:p>
      <text:p text:style-name="Normal">250 ml melk</text:p>
      <text:p text:style-name="Normal">75 g suiker</text:p>
      <text:p text:style-name="Normal">1 vanillestokje</text:p>
      <text:p text:style-name="Normal">4 blaadjes gelatine</text:p>
      <text:p text:style-name="Normal">1 el maïzena</text:p>
      <text:p text:style-name="Normal">3 eieren</text:p>
      <text:p text:style-name="Normal">75 g blanke rozijnen</text:p>
      <text:p text:style-name="Normal">6 el marasquin (likeur, flesje 100ml)</text:p>
      <text:p text:style-name="Normal">500 ml slagroom</text:p>
      <text:p text:style-name="Normal">1 el bigarreaux (gekonfijte vruchtjes, bakje 100g), fijngesneden</text:p>
      <text:p text:style-name="Normal">150 g bitterkoekjes, in kleine stukjes</text:p>
      <text:p text:style-name="Normal"/>
      <text:p text:style-name="Normal">Tulbandvorm (inhoud 1,5 liter)</text:p>
      <text:p text:style-name="P2"/>
      <text:p text:style-name="Normal"/>
      <text:list text:style-name="LFO3" text:continue-numbering="true">
        <text:list-item>
          <text:p text:style-name="P3">Verwarm melk en suiker in een pan met dikke bodem. Snijd het vanillestokje in de lengte door en voeg toe aan de melk. Houd 15 min. Tegen de kook aan. Neem het stokje eruit en schraap met een mesje het merg eruit en doe dat terug in de melk.</text:p>
        </text:list-item>
        <text:list-item>
          <text:p text:style-name="P4">Neem de pan van het vuur. Week de gelatine 5 min. In water. Meng de maïzena met 1 el water tot een glad papje. Splits de eieren en klop de dooiers door de maïzena. Schenk er al roerende een beetje warme melk bij. De melk mag niet kokend heet zijn, want dan stolt het eigeel. Zet de pan op het laagste pitje. Voeg al kloppend (garde) het eimengsel toe. Blijf roeren en laat indikken. Wanneer het de dikte heeft van vanillevla, haal je de pan van het vuur.</text:p>
        </text:list-item>
        <text:list-item>
          <text:p text:style-name="P5">Knijp de gelatine uit en roer door de vla. Laat het afkoelen tot kamertemperatuur. Je kunt dit versnellen door de pan in ijswater te zetten en goed te roeren. Week ondertussen de rozijnen in de marasquin.<text:s/></text:p>
        </text:list-item>
        <text:list-item>
          <text:p text:style-name="P6">Klop de slagroom stijf<text:s/>(da’s het geheim van deze pudding). Roer een lepel slagroom door de vla, zo wordt deze wat dikker. Schep de vla bij de rest van de slagroom. Schep de rozijnen met marasquin, bigarreaux en bitterkoekjes door de vla</text:p>
        </text:list-item>
        <text:list-item>
          <text:p text:style-name="P7">Spel de vorm om met koud water. Schep de pudding erin en zet afgedekt minimaal 5 uur in de koelkast. Houd de onderkant van de vorm voor het serveren even onder de hete kraan en stort de pudding op een bord. Naar believen kun je hem verder versiere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Lucida Sans Unicode"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Lucida Sans Unicode"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Times New Roman"/>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text:list-style style:name="LFO2">
      <text:list-level-style-bullet text:level="1" text:style-name="WW_CharLFO2LVL1" text:bullet-char="-">
        <style:list-level-properties text:space-before="0in" text:min-label-width="0.25in"/>
        <style:text-properties style:font-name="Times New Roman"/>
      </text:list-level-style-bullet>
      <text:list-level-style-bullet text:level="2" text:style-name="WW_CharLFO2LVL2" text:bullet-char="o">
        <style:list-level-properties text:space-before="0.5in" text:min-label-width="0.25in"/>
        <style:text-properties style:font-name="Courier New"/>
      </text:list-level-style-bullet>
      <text:list-level-style-bullet text:level="3" text:style-name="WW_CharLFO2LVL3" text:bullet-char="">
        <style:list-level-properties text:space-before="1in" text:min-label-width="0.25in"/>
        <style:text-properties style:font-name="Wingdings"/>
      </text:list-level-style-bullet>
      <text:list-level-style-bullet text:level="4" text:style-name="WW_CharLFO2LVL4" text:bullet-char="">
        <style:list-level-properties text:space-before="1.5in" text:min-label-width="0.25in"/>
        <style:text-properties style:font-name="Symbol"/>
      </text:list-level-style-bullet>
      <text:list-level-style-bullet text:level="5" text:style-name="WW_CharLFO2LVL5" text:bullet-char="o">
        <style:list-level-properties text:space-before="2in" text:min-label-width="0.25in"/>
        <style:text-properties style:font-name="Courier New"/>
      </text:list-level-style-bullet>
      <text:list-level-style-bullet text:level="6" text:style-name="WW_CharLFO2LVL6" text:bullet-char="">
        <style:list-level-properties text:space-before="2.5in" text:min-label-width="0.25in"/>
        <style:text-properties style:font-name="Wingdings"/>
      </text:list-level-style-bullet>
      <text:list-level-style-bullet text:level="7" text:style-name="WW_CharLFO2LVL7" text:bullet-char="">
        <style:list-level-properties text:space-before="3in" text:min-label-width="0.25in"/>
        <style:text-properties style:font-name="Symbol"/>
      </text:list-level-style-bullet>
      <text:list-level-style-bullet text:level="8" text:style-name="WW_CharLFO2LVL8" text:bullet-char="o">
        <style:list-level-properties text:space-before="3.5in" text:min-label-width="0.25in"/>
        <style:text-properties style:font-name="Courier New"/>
      </text:list-level-style-bullet>
      <text:list-level-style-bullet text:level="9" text:style-name="WW_CharLFO2LVL9" text:bullet-char="">
        <style:list-level-properties text:space-before="4in" text:min-label-width="0.25in"/>
        <style:text-properties style:font-name="Wingdings"/>
      </text:list-level-style-bullet>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 J</meta:initial-creator>
    <dc:creator>Rieks</dc:creator>
    <meta:creation-date>2015-12-21T13:42:00Z</meta:creation-date>
    <dc:date>2015-12-21T13:52:00Z</dc:date>
    <meta:print-date>2015-12-21T13:33:00Z</meta:print-date>
    <meta:template xlink:href="Normal.dotm" xlink:type="simple"/>
    <meta:editing-cycles>4</meta:editing-cycles>
    <meta:editing-duration>PT600S</meta:editing-duration>
    <meta:user-defined meta:name="Info 1"/>
    <meta:user-defined meta:name="Info 2"/>
    <meta:user-defined meta:name="Info 3"/>
    <meta:user-defined meta:name="Info 4"/>
    <meta:user-defined meta:name="Docear4Word_StyleTitle">IEEE</meta:user-defined>
    <meta:document-statistic meta:page-count="1" meta:paragraph-count="3" meta:word-count="264" meta:character-count="1714" meta:row-count="12" meta:non-whitespace-character-count="1453"/>
  </office:meta>
</office:document-meta>
</file>